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CAXEIRA_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05 USF MAIS MACAXEIRA BURI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CAXEIRA V, 0002425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2M0S" table:style-name="ce3">
            <text:p>16:42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DE MORAES PEREIRA</text:p>
          </table:table-cell>
          <table:table-cell office:value-type="date" office:date-value="1997-03-24T00:00:00" table:style-name="ce2">
            <text:p>24/03/1997</text:p>
          </table:table-cell>
          <table:table-cell office:value-type="string" table:style-name="ce1">
            <text:p>28 anos e 5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5.041.304-04</text:p>
          </table:table-cell>
          <table:table-cell office:value-type="float" office:value="700508366914259" table:style-name="ce1">
            <text:p>7,00508E+14</text:p>
          </table:table-cell>
          <table:table-cell office:value-type="string" table:style-name="ce1">
            <text:p>(81) 9844-01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imundo gonçalves figueire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D 09 LOTE 21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70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59" table:style-name="ce1">
            <text:p>159</text:p>
          </table:table-cell>
          <table:table-cell office:value-type="date" office:date-value="2016-03-23T00:00:00" table:style-name="ce2">
            <text:p>23/03/2016</text:p>
          </table:table-cell>
          <table:table-cell office:value-type="string" table:style-name="ce1">
            <text:p>110/80</text:p>
          </table:table-cell>
          <table:table-cell office:value-type="date" office:date-value="2016-03-23T00:00:00" table:style-name="ce2">
            <text:p>23/03/2016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8" table:style-name="ce1">
            <text:p>5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MARIA DA PAIXÃO SOUZA</text:p>
          </table:table-cell>
          <table:table-cell office:value-type="date" office:date-value="1990-07-28T00:00:00" table:style-name="ce2">
            <text:p>28/07/1990</text:p>
          </table:table-cell>
          <table:table-cell office:value-type="string" table:style-name="ce1">
            <text:p>35 anos e 1 mê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850.704-69</text:p>
          </table:table-cell>
          <table:table-cell office:value-type="float" office:value="702907547494377" table:style-name="ce1">
            <text:p>7,02908E+14</text:p>
          </table:table-cell>
          <table:table-cell office:value-type="string" table:style-name="ce1">
            <text:p>(81) 99633-55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josé inocencio pereira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QD=11 <text:s text:c="3"/>LOTE=06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2" table:style-name="ce1">
            <text:p>85,2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00/7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ANE ANACLETO MELO DE ARAUJO</text:p>
          </table:table-cell>
          <table:table-cell office:value-type="date" office:date-value="1984-07-11T00:00:00" table:style-name="ce2">
            <text:p>11/07/1984</text:p>
          </table:table-cell>
          <table:table-cell office:value-type="string" table:style-name="ce1">
            <text:p>41 anos e 1 mê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915.554-04</text:p>
          </table:table-cell>
          <table:table-cell office:value-type="float" office:value="704307542865999" table:style-name="ce1">
            <text:p>7,04308E+14</text:p>
          </table:table-cell>
          <table:table-cell office:value-type="string" table:style-name="ce1">
            <text:p>(81) 98513-15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nida josé américo de almeid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D 09 LOTE 5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900000000000006" table:style-name="ce1">
            <text:p>64,9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9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 LEAN DA SILVA</text:p>
          </table:table-cell>
          <table:table-cell office:value-type="date" office:date-value="1997-04-24T00:00:00" table:style-name="ce2">
            <text:p>24/04/1997</text:p>
          </table:table-cell>
          <table:table-cell office:value-type="string" table:style-name="ce1">
            <text:p>28 anos e 4 meses e 8 dias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76.089.494-90</text:p>
          </table:table-cell>
          <table:table-cell office:value-type="float" office:value="708803709506010" table:style-name="ce1">
            <text:p>7,08804E+14</text:p>
          </table:table-cell>
          <table:table-cell office:value-type="string" table:style-name="ce1">
            <text:p>(81) 98885-5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josé inocencio pereir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D=11, LOT=07 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5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7" table:style-name="ce1">
            <text:p>72,7</text:p>
          </table:table-cell>
          <table:table-cell office:value-type="float" office:value="164" table:style-name="ce1">
            <text:p>164</text:p>
          </table:table-cell>
          <table:table-cell office:value-type="date" office:date-value="2022-02-23T00:00:00" table:style-name="ce2">
            <text:p>23/02/2022</text:p>
          </table:table-cell>
          <table:table-cell office:value-type="string" table:style-name="ce1">
            <text:p>110/65</text:p>
          </table:table-cell>
          <table:table-cell office:value-type="date" office:date-value="2022-02-23T00:00:00" table:style-name="ce2">
            <text:p>23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2" table:style-name="ce1">
            <text:p>22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NA MARIA DA SILVA</text:p>
          </table:table-cell>
          <table:table-cell office:value-type="date" office:date-value="1986-11-13T00:00:00" table:style-name="ce2">
            <text:p>13/11/1986</text:p>
          </table:table-cell>
          <table:table-cell office:value-type="string" table:style-name="ce1">
            <text:p>38 anos e 9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2.425.544-01</text:p>
          </table:table-cell>
          <table:table-cell office:value-type="float" office:value="708603023604686" table:style-name="ce1">
            <text:p>7,08603E+14</text:p>
          </table:table-cell>
          <table:table-cell office:value-type="string" table:style-name="ce1">
            <text:p>(81) 98721-67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nida josé américo de almeid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D= 07,LOTE 05 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30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Alto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SILVA MONTEIRO</text:p>
          </table:table-cell>
          <table:table-cell office:value-type="date" office:date-value="1998-02-28T00:00:00" table:style-name="ce2">
            <text:p>28/02/1998</text:p>
          </table:table-cell>
          <table:table-cell office:value-type="string" table:style-name="ce1">
            <text:p>27 anos e 6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3.573.534-48</text:p>
          </table:table-cell>
          <table:table-cell office:value-type="float" office:value="704007842283068" table:style-name="ce1">
            <text:p>7,04008E+14</text:p>
          </table:table-cell>
          <table:table-cell office:value-type="string" table:style-name="ce1">
            <text:p>(81) 99304-98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ro luís de carvalho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QD= 10, LOTE=16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8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8" table:style-name="ce1">
            <text:p>92,8</text:p>
          </table:table-cell>
          <table:table-cell office:value-type="float" office:value="170" table:style-name="ce1">
            <text:p>170</text:p>
          </table:table-cell>
          <table:table-cell office:value-type="date" office:date-value="2022-03-11T00:00:00" table:style-name="ce2">
            <text:p>11/03/2022</text:p>
          </table:table-cell>
          <table:table-cell office:value-type="string" table:style-name="ce1">
            <text:p>100/70</text:p>
          </table:table-cell>
          <table:table-cell office:value-type="date" office:date-value="2022-03-11T00:00:00" table:style-name="ce2">
            <text:p>11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YLLANY RODRIGUES DA SILVA</text:p>
          </table:table-cell>
          <table:table-cell office:value-type="date" office:date-value="2004-07-23T00:00:00" table:style-name="ce2">
            <text:p>23/07/2004</text:p>
          </table:table-cell>
          <table:table-cell office:value-type="string" table:style-name="ce1">
            <text:p>21 anos e 1 mê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105837399" table:style-name="ce1">
            <text:p>8,98004E+14</text:p>
          </table:table-cell>
          <table:table-cell office:value-type="string" table:style-name="ce1">
            <text:p>(81) 98890-44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nida josé américo de almeida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QD=09,L=12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.7" table:style-name="ce1">
            <text:p>44,7</text:p>
          </table:table-cell>
          <table:table-cell office:value-type="float" office:value="153" table:style-name="ce1">
            <text:p>153</text:p>
          </table:table-cell>
          <table:table-cell office:value-type="date" office:date-value="2024-01-11T00:00:00" table:style-name="ce2">
            <text:p>11/01/2024</text:p>
          </table:table-cell>
          <table:table-cell office:value-type="string" table:style-name="ce1">
            <text:p>100/60</text:p>
          </table:table-cell>
          <table:table-cell office:value-type="date" office:date-value="2024-01-11T00:00:00" table:style-name="ce2">
            <text:p>11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A FERREIRA DE LIMA</text:p>
          </table:table-cell>
          <table:table-cell office:value-type="date" office:date-value="1988-01-21T00:00:00" table:style-name="ce2">
            <text:p>21/01/1988</text:p>
          </table:table-cell>
          <table:table-cell office:value-type="string" table:style-name="ce1">
            <text:p>37 anos e 7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4.780.744-04</text:p>
          </table:table-cell>
          <table:table-cell office:value-type="float" office:value="706208771871170" table:style-name="ce1">
            <text:p>7,06209E+14</text:p>
          </table:table-cell>
          <table:table-cell office:value-type="string" table:style-name="ce1">
            <text:p>(81) 98840-23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nida josé américo de almeid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D07 LOTE 04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160" table:style-name="ce1">
            <text:p>160</text:p>
          </table:table-cell>
          <table:table-cell office:value-type="date" office:date-value="2020-07-02T00:00:00" table:style-name="ce2">
            <text:p>02/07/2020</text:p>
          </table:table-cell>
          <table:table-cell office:value-type="string" table:style-name="ce1">
            <text:p>100/60</text:p>
          </table:table-cell>
          <table:table-cell office:value-type="date" office:date-value="2020-07-02T00:00:00" table:style-name="ce2">
            <text:p>02/07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6" table:style-name="ce1">
            <text:p>30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ROBERTA PEREIRA QUERINO</text:p>
          </table:table-cell>
          <table:table-cell office:value-type="date" office:date-value="1989-03-11T00:00:00" table:style-name="ce2">
            <text:p>11/03/1989</text:p>
          </table:table-cell>
          <table:table-cell office:value-type="string" table:style-name="ce1">
            <text:p>36 anos e 5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561.454-39</text:p>
          </table:table-cell>
          <table:table-cell office:value-type="float" office:value="702802667421462" table:style-name="ce1">
            <text:p>7,02803E+14</text:p>
          </table:table-cell>
          <table:table-cell office:value-type="string" table:style-name="ce1">
            <text:p>(81) 9303-94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josé inocencio pereir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D 11 LOTE 06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5" table:style-name="ce1">
            <text:p>85,5</text:p>
          </table:table-cell>
          <table:table-cell office:value-type="float" office:value="158" table:style-name="ce1">
            <text:p>158</text:p>
          </table:table-cell>
          <table:table-cell office:value-type="date" office:date-value="2018-12-03T00:00:00" table:style-name="ce2">
            <text:p>03/12/2018</text:p>
          </table:table-cell>
          <table:table-cell office:value-type="string" table:style-name="ce1">
            <text:p>110/70</text:p>
          </table:table-cell>
          <table:table-cell office:value-type="date" office:date-value="2018-12-03T00:00:00" table:style-name="ce2">
            <text:p>03/12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5" table:style-name="ce1">
            <text:p>38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DO MONTE DA SILVA</text:p>
          </table:table-cell>
          <table:table-cell office:value-type="date" office:date-value="1995-05-13T00:00:00" table:style-name="ce2">
            <text:p>13/05/1995</text:p>
          </table:table-cell>
          <table:table-cell office:value-type="string" table:style-name="ce1">
            <text:p>30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9.200.894-86</text:p>
          </table:table-cell>
          <table:table-cell office:value-type="float" office:value="700203468385326" table:style-name="ce1">
            <text:p>7,00203E+14</text:p>
          </table:table-cell>
          <table:table-cell office:value-type="string" table:style-name="ce1">
            <text:p>(81) 98974-26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ro luís de carvalh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QD= 11,LOTE =01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80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160" table:style-name="ce1">
            <text:p>160</text:p>
          </table:table-cell>
          <table:table-cell office:value-type="date" office:date-value="2024-01-17T00:00:00" table:style-name="ce2">
            <text:p>17/01/2024</text:p>
          </table:table-cell>
          <table:table-cell office:value-type="string" table:style-name="ce1">
            <text:p>110/80</text:p>
          </table:table-cell>
          <table:table-cell office:value-type="date" office:date-value="2024-01-17T00:00:00" table:style-name="ce2">
            <text:p>17/01/2024</text:p>
          </table:table-cell>
          <table:table-cell office:value-type="string" table:style-name="ce1">
            <text:p>Habitual</text:p>
          </table:table-cell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DA SILVA MORAES</text:p>
          </table:table-cell>
          <table:table-cell office:value-type="date" office:date-value="1996-12-10T00:00:00" table:style-name="ce2">
            <text:p>10/12/1996</text:p>
          </table:table-cell>
          <table:table-cell office:value-type="string" table:style-name="ce1">
            <text:p>28 anos e 8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392.674-20</text:p>
          </table:table-cell>
          <table:table-cell office:value-type="float" office:value="709009828657811" table:style-name="ce1">
            <text:p>7,0901E+14</text:p>
          </table:table-cell>
          <table:table-cell office:value-type="string" table:style-name="ce1">
            <text:p>(81) 98327-04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aro luís de carvalho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164" table:style-name="ce1">
            <text:p>164</text:p>
          </table:table-cell>
          <table:table-cell office:value-type="date" office:date-value="2024-11-19T00:00:00" table:style-name="ce2">
            <text:p>19/11/2024</text:p>
          </table:table-cell>
          <table:table-cell office:value-type="string" table:style-name="ce1">
            <text:p>110/70</text:p>
          </table:table-cell>
          <table:table-cell office:value-type="date" office:date-value="2024-11-19T00:00:00" table:style-name="ce2">
            <text:p>19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LUCIA DA SILVA NASCIMENTO</text:p>
          </table:table-cell>
          <table:table-cell office:value-type="date" office:date-value="1979-09-15T00:00:00" table:style-name="ce2">
            <text:p>15/09/1979</text:p>
          </table:table-cell>
          <table:table-cell office:value-type="string" table:style-name="ce1">
            <text:p>45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9.964.174-81</text:p>
          </table:table-cell>
          <table:table-cell office:value-type="float" office:value="708008398406623" table:style-name="ce1">
            <text:p>7,08008E+14</text:p>
          </table:table-cell>
          <table:table-cell office:value-type="string" table:style-name="ce1">
            <text:p>(81) 98426-52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sé inocêncio pereir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3 LOTE 18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5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7" table:style-name="ce1">
            <text:p>92,7</text:p>
          </table:table-cell>
          <table:table-cell office:value-type="float" office:value="161" table:style-name="ce1">
            <text:p>161</text:p>
          </table:table-cell>
          <table:table-cell office:value-type="date" office:date-value="2025-04-02T00:00:00" table:style-name="ce2">
            <text:p>02/04/2025</text:p>
          </table:table-cell>
          <table:table-cell office:value-type="string" table:style-name="ce1">
            <text:p>130/89</text:p>
          </table:table-cell>
          <table:table-cell office:value-type="date" office:date-value="2025-04-02T00:00:00" table:style-name="ce2">
            <text:p>02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1" table:style-name="ce1">
            <text:p>37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OLAYNE MARIA LOPES DA SILVA</text:p>
          </table:table-cell>
          <table:table-cell office:value-type="date" office:date-value="1998-07-31T00:00:00" table:style-name="ce2">
            <text:p>31/07/1998</text:p>
          </table:table-cell>
          <table:table-cell office:value-type="string" table:style-name="ce1">
            <text:p>27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3.300.824-28</text:p>
          </table:table-cell>
          <table:table-cell office:value-type="float" office:value="700003918673000" table:style-name="ce1">
            <text:p>7,00004E+14</text:p>
          </table:table-cell>
          <table:table-cell office:value-type="string" table:style-name="ce1">
            <text:p>(81) 9802-25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oel aleixo da silv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85" table:style-name="ce1">
            <text:p>18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100/60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DARC LOPES GERMANO</text:p>
          </table:table-cell>
          <table:table-cell office:value-type="date" office:date-value="1995-05-09T00:00:00" table:style-name="ce2">
            <text:p>09/05/1995</text:p>
          </table:table-cell>
          <table:table-cell office:value-type="string" table:style-name="ce1">
            <text:p>30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3102376072660" table:style-name="ce1">
            <text:p>7,03102E+14</text:p>
          </table:table-cell>
          <table:table-cell office:value-type="string" table:style-name="ce1">
            <text:p>(81) 99684-64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sé inocêncio pereir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3 LOTE 15 E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163" table:style-name="ce1">
            <text:p>163</text:p>
          </table:table-cell>
          <table:table-cell office:value-type="date" office:date-value="2016-07-04T00:00:00" table:style-name="ce2">
            <text:p>04/07/2016</text:p>
          </table:table-cell>
          <table:table-cell office:value-type="string" table:style-name="ce1">
            <text:p>120/75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6" table:style-name="ce1">
            <text:p>51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INE FERNANDA DA SILVA</text:p>
          </table:table-cell>
          <table:table-cell office:value-type="date" office:date-value="1994-02-17T00:00:00" table:style-name="ce2">
            <text:p>17/02/1994</text:p>
          </table:table-cell>
          <table:table-cell office:value-type="string" table:style-name="ce1">
            <text:p>31 anos e 6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935.234-71</text:p>
          </table:table-cell>
          <table:table-cell office:value-type="float" office:value="702609706798841" table:style-name="ce1">
            <text:p>7,0261E+14</text:p>
          </table:table-cell>
          <table:table-cell office:value-type="string" table:style-name="ce1">
            <text:p>(81) 98621-21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oel aleixo da silv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6 LOTE 16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7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4" table:style-name="ce1">
            <text:p>92,4</text:p>
          </table:table-cell>
          <table:table-cell office:value-type="float" office:value="150" table:style-name="ce1">
            <text:p>150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90/60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Alto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ULY KAROLAYNE FLORENCIO BRAINER</text:p>
          </table:table-cell>
          <table:table-cell office:value-type="date" office:date-value="1999-07-02T00:00:00" table:style-name="ce2">
            <text:p>02/07/1999</text:p>
          </table:table-cell>
          <table:table-cell office:value-type="string" table:style-name="ce1">
            <text:p>26 anos e 1 mê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678.274-48</text:p>
          </table:table-cell>
          <table:table-cell office:value-type="float" office:value="709200204139631" table:style-name="ce1">
            <text:p>7,092E+14</text:p>
          </table:table-cell>
          <table:table-cell office:value-type="string" table:style-name="ce1">
            <text:p>(81) 98496-70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oel aleixo da silv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6 LOTE 05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75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4" table:style-name="ce1">
            <text:p>62,4</text:p>
          </table:table-cell>
          <table:table-cell office:value-type="float" office:value="165" table:style-name="ce1">
            <text:p>165</text:p>
          </table:table-cell>
          <table:table-cell office:value-type="date" office:date-value="2025-03-26T00:00:00" table:style-name="ce2">
            <text:p>26/03/2025</text:p>
          </table:table-cell>
          <table:table-cell office:value-type="string" table:style-name="ce1">
            <text:p>100/62</text:p>
          </table:table-cell>
          <table:table-cell office:value-type="date" office:date-value="2025-03-26T00:00:00" table:style-name="ce2">
            <text:p>26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MARIA DA SILVA</text:p>
          </table:table-cell>
          <table:table-cell office:value-type="date" office:date-value="1978-10-05T00:00:00" table:style-name="ce2">
            <text:p>05/10/1978</text:p>
          </table:table-cell>
          <table:table-cell office:value-type="string" table:style-name="ce1">
            <text:p>46 anos e 10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4.153.264-52</text:p>
          </table:table-cell>
          <table:table-cell office:value-type="float" office:value="706908116796238" table:style-name="ce1">
            <text:p>7,06908E+14</text:p>
          </table:table-cell>
          <table:table-cell office:value-type="string" table:style-name="ce1">
            <text:p>(81) 8992-49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oel aleixo da silv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7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8" table:style-name="ce1">
            <text:p>56,8</text:p>
          </table:table-cell>
          <table:table-cell office:value-type="float" office:value="157.5" table:style-name="ce1">
            <text:p>157,5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120/60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4" table:style-name="ce1">
            <text:p>39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SILVA DO NASCIMENTO</text:p>
          </table:table-cell>
          <table:table-cell office:value-type="date" office:date-value="2004-09-02T00:00:00" table:style-name="ce2">
            <text:p>02/09/2004</text:p>
          </table:table-cell>
          <table:table-cell office:value-type="string" table:style-name="ce1">
            <text:p>20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7.767.884-20</text:p>
          </table:table-cell>
          <table:table-cell office:value-type="float" office:value="898001084591377" table:style-name="ce1">
            <text:p>8,98001E+14</text:p>
          </table:table-cell>
          <table:table-cell office:value-type="string" table:style-name="ce1">
            <text:p>(81) 99689-26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oel aleixo da silv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4 LOTE 01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7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5" table:style-name="ce1">
            <text:p>67,5</text:p>
          </table:table-cell>
          <table:table-cell office:value-type="float" office:value="158" table:style-name="ce1">
            <text:p>158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00/6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LA STEFANY CUNHA VILAR</text:p>
          </table:table-cell>
          <table:table-cell office:value-type="date" office:date-value="2006-05-05T00:00:00" table:style-name="ce2">
            <text:p>05/05/2006</text:p>
          </table:table-cell>
          <table:table-cell office:value-type="string" table:style-name="ce1">
            <text:p>19 anos e 3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2.168.874-75</text:p>
          </table:table-cell>
          <table:table-cell office:value-type="float" office:value="898005946801483" table:style-name="ce1">
            <text:p>8,98006E+14</text:p>
          </table:table-cell>
          <table:table-cell office:value-type="string" table:style-name="ce1">
            <text:p>(81) 99912-26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95-90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riam lopes verben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1 LOTE 10 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8" table:style-name="ce1">
            <text:p>72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100/70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QUEL ANDRADE DE OLIVEIRA</text:p>
          </table:table-cell>
          <table:table-cell office:value-type="date" office:date-value="1990-12-21T00:00:00" table:style-name="ce2">
            <text:p>21/12/1990</text:p>
          </table:table-cell>
          <table:table-cell office:value-type="string" table:style-name="ce1">
            <text:p>34 anos e 8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258.814-79</text:p>
          </table:table-cell>
          <table:table-cell office:value-type="float" office:value="702007899523088" table:style-name="ce1">
            <text:p>7,02008E+14</text:p>
          </table:table-cell>
          <table:table-cell office:value-type="string" table:style-name="ce1">
            <text:p>(81) 98318-4574</text:p>
          </table:table-cell>
          <table:table-cell office:value-type="string" table:style-name="ce1">
            <text:p>(81) 3355-4385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imundo gonçalves figueire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2 LOTE 17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7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171" table:style-name="ce1">
            <text:p>171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21/94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BERTA RODRIGUES DA SILVA</text:p>
          </table:table-cell>
          <table:table-cell office:value-type="date" office:date-value="1986-04-22T00:00:00" table:style-name="ce2">
            <text:p>22/04/1986</text:p>
          </table:table-cell>
          <table:table-cell office:value-type="string" table:style-name="ce1">
            <text:p>39 anos e 4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236.184-07</text:p>
          </table:table-cell>
          <table:table-cell office:value-type="float" office:value="704106660042950" table:style-name="ce1">
            <text:p>7,04107E+14</text:p>
          </table:table-cell>
          <table:table-cell office:value-type="string" table:style-name="ce1">
            <text:p>(81) 99975-78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riam lopes verbena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4" table:style-name="ce1">
            <text:p>59,4</text:p>
          </table:table-cell>
          <table:table-cell office:value-type="float" office:value="158" table:style-name="ce1">
            <text:p>158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130/90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IRLEY DOS SANTOS FEITOSA SILVA</text:p>
          </table:table-cell>
          <table:table-cell office:value-type="date" office:date-value="1979-01-20T00:00:00" table:style-name="ce2">
            <text:p>20/01/1979</text:p>
          </table:table-cell>
          <table:table-cell office:value-type="string" table:style-name="ce1">
            <text:p>46 anos e 7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38.212.014-01</text:p>
          </table:table-cell>
          <table:table-cell office:value-type="float" office:value="709605673537576" table:style-name="ce1">
            <text:p>7,09606E+14</text:p>
          </table:table-cell>
          <table:table-cell office:value-type="string" table:style-name="ce1">
            <text:p>(81) 98287-73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riam lopes verben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5 LOTE 09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date" office:date-value="2020-12-21T00:00:00" table:style-name="ce2">
            <text:p>21/12/2020</text:p>
          </table:table-cell>
          <table:table-cell office:value-type="string" table:style-name="ce1">
            <text:p>115/66</text:p>
          </table:table-cell>
          <table:table-cell office:value-type="date" office:date-value="2025-01-15T00:00:00" table:style-name="ce2">
            <text:p>15/01/2025</text:p>
          </table:table-cell>
          <table:table-cell office:value-type="string" table:style-name="ce1">
            <text:p>Habitual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office:value-type="float" office:value="285" table:style-name="ce1">
            <text:p>28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ÓRIA KEVELLY SOARES VALENTIN</text:p>
          </table:table-cell>
          <table:table-cell office:value-type="date" office:date-value="1999-03-12T00:00:00" table:style-name="ce2">
            <text:p>12/03/1999</text:p>
          </table:table-cell>
          <table:table-cell office:value-type="string" table:style-name="ce1">
            <text:p>26 anos e 5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4.842.354-43</text:p>
          </table:table-cell>
          <table:table-cell office:value-type="float" office:value="704607178522129" table:style-name="ce1">
            <text:p>7,04607E+14</text:p>
          </table:table-cell>
          <table:table-cell office:value-type="string" table:style-name="ce1">
            <text:p>(81) 8721-3808</text:p>
          </table:table-cell>
          <table:table-cell office:value-type="string" table:style-name="ce1">
            <text:p>(81) 3023-3745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riam lopes verben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14 LOTE 14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63" table:style-name="ce1">
            <text:p>163</text:p>
          </table:table-cell>
          <table:table-cell office:value-type="date" office:date-value="2016-11-24T00:00:00" table:style-name="ce2">
            <text:p>24/11/2016</text:p>
          </table:table-cell>
          <table:table-cell office:value-type="string" table:style-name="ce1">
            <text:p>110/70</text:p>
          </table:table-cell>
          <table:table-cell office:value-type="date" office:date-value="2025-03-27T00:00:00" table:style-name="ce2">
            <text:p>27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3" table:style-name="ce1">
            <text:p>49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SILVA</text:p>
          </table:table-cell>
          <table:table-cell office:value-type="date" office:date-value="1987-02-15T00:00:00" table:style-name="ce2">
            <text:p>15/02/1987</text:p>
          </table:table-cell>
          <table:table-cell office:value-type="string" table:style-name="ce1">
            <text:p>38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1.105.674-01</text:p>
          </table:table-cell>
          <table:table-cell office:value-type="float" office:value="704001878224864" table:style-name="ce1">
            <text:p>7,04002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55-6839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peranç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59" table:style-name="ce1">
            <text:p>159</text:p>
          </table:table-cell>
          <table:table-cell office:value-type="date" office:date-value="2020-03-02T00:00:00" table:style-name="ce2">
            <text:p>02/03/2020</text:p>
          </table:table-cell>
          <table:table-cell office:value-type="string" table:style-name="ce1">
            <text:p>120/80</text:p>
          </table:table-cell>
          <table:table-cell office:value-type="date" office:date-value="2024-04-18T00:00:00" table:style-name="ce2">
            <text:p>18/04/2024</text:p>
          </table:table-cell>
          <table:table-cell office:value-type="string" table:style-name="ce1">
            <text:p>Habitual</text:p>
          </table:table-cell>
          <table:table-cell office:value-type="float" office:value="324" table:style-name="ce1">
            <text:p>324</text:p>
          </table:table-cell>
          <table:table-cell office:value-type="float" office:value="4" table:style-name="ce1">
            <text:p>4</text:p>
          </table:table-cell>
          <table:table-cell office:value-type="float" office:value="325" table:style-name="ce1">
            <text:p>32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LLE CRISTINA DE SOUZA NASCIMENTO</text:p>
          </table:table-cell>
          <table:table-cell office:value-type="date" office:date-value="1987-06-09T00:00:00" table:style-name="ce2">
            <text:p>09/06/1987</text:p>
          </table:table-cell>
          <table:table-cell office:value-type="string" table:style-name="ce1">
            <text:p>38 anos e 2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78.181.524-07</text:p>
          </table:table-cell>
          <table:table-cell office:value-type="float" office:value="706201041570165" table:style-name="ce1">
            <text:p>7,06201E+14</text:p>
          </table:table-cell>
          <table:table-cell office:value-type="string" table:style-name="ce1">
            <text:p>(81) 98771-75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esperanç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Rua Amaro Luiz de Carvalho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9" table:style-name="ce1">
            <text:p>159</text:p>
          </table:table-cell>
          <table:table-cell office:value-type="date" office:date-value="2021-03-15T00:00:00" table:style-name="ce2">
            <text:p>15/03/2021</text:p>
          </table:table-cell>
          <table:table-cell office:value-type="string" table:style-name="ce1">
            <text:p>120/90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5" table:style-name="ce1">
            <text:p>24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ANESSA STEFANE SILVA DA HORA</text:p>
          </table:table-cell>
          <table:table-cell office:value-type="date" office:date-value="1999-03-23T00:00:00" table:style-name="ce2">
            <text:p>23/03/1999</text:p>
          </table:table-cell>
          <table:table-cell office:value-type="string" table:style-name="ce1">
            <text:p>26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068.174-31</text:p>
          </table:table-cell>
          <table:table-cell office:value-type="float" office:value="209055817620002" table:style-name="ce1">
            <text:p>2,09056E+14</text:p>
          </table:table-cell>
          <table:table-cell office:value-type="string" table:style-name="ce1">
            <text:p>(81) 98691-58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riel de holanda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inha do Tir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31-12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105/6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LIBERATO DE SENA</text:p>
          </table:table-cell>
          <table:table-cell office:value-type="date" office:date-value="1985-06-01T00:00:00" table:style-name="ce2">
            <text:p>01/06/1985</text:p>
          </table:table-cell>
          <table:table-cell office:value-type="string" table:style-name="ce1">
            <text:p>40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8.631.024-03</text:p>
          </table:table-cell>
          <table:table-cell office:value-type="float" office:value="704100171543676" table:style-name="ce1">
            <text:p>7,041E+14</text:p>
          </table:table-cell>
          <table:table-cell office:value-type="string" table:style-name="ce1">
            <text:p>(81) 98726-35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ristina tavares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9" table:style-name="ce1">
            <text:p>99,9</text:p>
          </table:table-cell>
          <table:table-cell office:value-type="float" office:value="172" table:style-name="ce1">
            <text:p>172</text:p>
          </table:table-cell>
          <table:table-cell office:value-type="date" office:date-value="2024-12-03T00:00:00" table:style-name="ce2">
            <text:p>03/12/2024</text:p>
          </table:table-cell>
          <table:table-cell office:value-type="string" table:style-name="ce1">
            <text:p>120/80</text:p>
          </table:table-cell>
          <table:table-cell office:value-type="date" office:date-value="2024-12-03T00:00:00" table:style-name="ce2">
            <text:p>03/12/2024</text:p>
          </table:table-cell>
          <table:table-cell office:value-type="string" table:style-name="ce1">
            <text:p>Habitual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GIMENNEZ DOS SANTOS RAMOS</text:p>
          </table:table-cell>
          <table:table-cell office:value-type="date" office:date-value="2003-03-26T00:00:00" table:style-name="ce2">
            <text:p>26/03/2003</text:p>
          </table:table-cell>
          <table:table-cell office:value-type="string" table:style-name="ce1">
            <text:p>22 anos e 5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140.354-92</text:p>
          </table:table-cell>
          <table:table-cell office:value-type="float" office:value="705005015910350" table:style-name="ce1">
            <text:p>7,05005E+14</text:p>
          </table:table-cell>
          <table:table-cell office:value-type="string" table:style-name="ce1">
            <text:p>(81) 98401-06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ria do carm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0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1" table:style-name="ce1">
            <text:p>83,1</text:p>
          </table:table-cell>
          <table:table-cell office:value-type="float" office:value="160" table:style-name="ce1">
            <text:p>160</text:p>
          </table:table-cell>
          <table:table-cell office:value-type="date" office:date-value="2025-04-03T00:00:00" table:style-name="ce2">
            <text:p>03/04/2025</text:p>
          </table:table-cell>
          <table:table-cell office:value-type="string" table:style-name="ce1">
            <text:p>110/70</text:p>
          </table:table-cell>
          <table:table-cell office:value-type="date" office:date-value="2025-04-03T00:00:00" table:style-name="ce2">
            <text:p>03/04/2025</text:p>
          </table:table-cell>
          <table:table-cell office:value-type="string" table:style-name="ce1">
            <text:p>Alto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WOLYN SANTANA DE ALBUQUERQUE MELO</text:p>
          </table:table-cell>
          <table:table-cell office:value-type="date" office:date-value="2000-09-18T00:00:00" table:style-name="ce2">
            <text:p>18/09/2000</text:p>
          </table:table-cell>
          <table:table-cell office:value-type="string" table:style-name="ce1">
            <text:p>24 anos e 11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755.054-04</text:p>
          </table:table-cell>
          <table:table-cell office:value-type="float" office:value="706302753153478" table:style-name="ce1">
            <text:p>7,06303E+14</text:p>
          </table:table-cell>
          <table:table-cell office:value-type="string" table:style-name="ce1">
            <text:p>(81) 98851-18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utor francismar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6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5/6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ALICY GOMES GONCALO DA SILVA</text:p>
          </table:table-cell>
          <table:table-cell office:value-type="date" office:date-value="2003-10-10T00:00:00" table:style-name="ce2">
            <text:p>10/10/2003</text:p>
          </table:table-cell>
          <table:table-cell office:value-type="string" table:style-name="ce1">
            <text:p>21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009.444-18</text:p>
          </table:table-cell>
          <table:table-cell office:value-type="float" office:value="898000653363526" table:style-name="ce1">
            <text:p>8,98001E+14</text:p>
          </table:table-cell>
          <table:table-cell office:value-type="string" table:style-name="ce1">
            <text:p>(81) 99945-22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28-99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rmem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7" table:style-name="ce1">
            <text:p>63,7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15/83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ANE MERCES DO NASCIMENTO</text:p>
          </table:table-cell>
          <table:table-cell office:value-type="date" office:date-value="1994-04-20T00:00:00" table:style-name="ce2">
            <text:p>20/04/1994</text:p>
          </table:table-cell>
          <table:table-cell office:value-type="string" table:style-name="ce1">
            <text:p>31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117.704-08</text:p>
          </table:table-cell>
          <table:table-cell office:value-type="float" office:value="707509204255290" table:style-name="ce1">
            <text:p>7,07509E+14</text:p>
          </table:table-cell>
          <table:table-cell office:value-type="string" table:style-name="ce1">
            <text:p>(81) 99743-63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rlos pessoa de melo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2" table:style-name="ce1">
            <text:p>76,2</text:p>
          </table:table-cell>
          <table:table-cell office:value-type="float" office:value="160" table:style-name="ce1">
            <text:p>160</text:p>
          </table:table-cell>
          <table:table-cell office:value-type="date" office:date-value="2024-04-04T00:00:00" table:style-name="ce2">
            <text:p>04/04/2024</text:p>
          </table:table-cell>
          <table:table-cell office:value-type="string" table:style-name="ce1">
            <text:p>110/70</text:p>
          </table:table-cell>
          <table:table-cell office:value-type="date" office:date-value="2024-04-04T00:00:00" table:style-name="ce2">
            <text:p>04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LENE GABRIEL DA SILVA</text:p>
          </table:table-cell>
          <table:table-cell office:value-type="date" office:date-value="1987-12-29T00:00:00" table:style-name="ce2">
            <text:p>29/12/1987</text:p>
          </table:table-cell>
          <table:table-cell office:value-type="string" table:style-name="ce1">
            <text:p>37 anos e 8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227.464-51</text:p>
          </table:table-cell>
          <table:table-cell office:value-type="float" office:value="700003971200103" table:style-name="ce1">
            <text:p>7,00004E+14</text:p>
          </table:table-cell>
          <table:table-cell office:value-type="string" table:style-name="ce1">
            <text:p>(81) 98872-3255</text:p>
          </table:table-cell>
          <table:table-cell office:value-type="string" table:style-name="ce1">
            <text:p>(81) 98667-9352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rlos pessoa de melo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6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2" table:style-name="ce1">
            <text:p>91,2</text:p>
          </table:table-cell>
          <table:table-cell office:value-type="float" office:value="156" table:style-name="ce1">
            <text:p>156</text:p>
          </table:table-cell>
          <table:table-cell office:value-type="date" office:date-value="2025-04-16T00:00:00" table:style-name="ce2">
            <text:p>16/04/2025</text:p>
          </table:table-cell>
          <table:table-cell office:value-type="string" table:style-name="ce1">
            <text:p>130/8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EN YASMIN CAETANO NUNES</text:p>
          </table:table-cell>
          <table:table-cell office:value-type="date" office:date-value="2006-04-21T00:00:00" table:style-name="ce2">
            <text:p>21/04/2006</text:p>
          </table:table-cell>
          <table:table-cell office:value-type="string" table:style-name="ce1">
            <text:p>19 anos e 4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5.334.714-90</text:p>
          </table:table-cell>
          <table:table-cell office:value-type="float" office:value="705601492036315" table:style-name="ce1">
            <text:p>7,05601E+14</text:p>
          </table:table-cell>
          <table:table-cell office:value-type="string" table:style-name="ce1">
            <text:p>(81) 99205-63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ristina tavar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6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4.6" table:style-name="ce1">
            <text:p>114,6</text:p>
          </table:table-cell>
          <table:table-cell office:value-type="float" office:value="164" table:style-name="ce1">
            <text:p>164</text:p>
          </table:table-cell>
          <table:table-cell office:value-type="date" office:date-value="2024-12-26T00:00:00" table:style-name="ce2">
            <text:p>26/12/2024</text:p>
          </table:table-cell>
          <table:table-cell office:value-type="string" table:style-name="ce1">
            <text:p>90/65</text:p>
          </table:table-cell>
          <table:table-cell office:value-type="date" office:date-value="2024-12-26T00:00:00" table:style-name="ce2">
            <text:p>26/12/2024</text:p>
          </table:table-cell>
          <table:table-cell office:value-type="string" table:style-name="ce1">
            <text:p>Habitual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INA BATISTA DA SILVA</text:p>
          </table:table-cell>
          <table:table-cell office:value-type="date" office:date-value="1995-12-02T00:00:00" table:style-name="ce2">
            <text:p>02/12/1995</text:p>
          </table:table-cell>
          <table:table-cell office:value-type="string" table:style-name="ce1">
            <text:p>29 anos e 8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661.764-97</text:p>
          </table:table-cell>
          <table:table-cell office:value-type="float" office:value="701200078728518" table:style-name="ce1">
            <text:p>7,012E+14</text:p>
          </table:table-cell>
          <table:table-cell office:value-type="string" table:style-name="ce1">
            <text:p>(81) 99702-43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rtioga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.2" table:style-name="ce1">
            <text:p>46,2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MARIA LIRA DE SOUZA</text:p>
          </table:table-cell>
          <table:table-cell office:value-type="date" office:date-value="1996-12-23T00:00:00" table:style-name="ce2">
            <text:p>23/12/1996</text:p>
          </table:table-cell>
          <table:table-cell office:value-type="string" table:style-name="ce1">
            <text:p>28 anos e 8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949.904-51</text:p>
          </table:table-cell>
          <table:table-cell office:value-type="float" office:value="707305047494070" table:style-name="ce1">
            <text:p>7,07305E+14</text:p>
          </table:table-cell>
          <table:table-cell office:value-type="string" table:style-name="ce1">
            <text:p>(81) 98590-31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rlos pessoa de melo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7" table:style-name="ce1">
            <text:p>79,7</text:p>
          </table:table-cell>
          <table:table-cell office:value-type="float" office:value="172" table:style-name="ce1">
            <text:p>172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DANIELE BARBOSA CRUZ</text:p>
          </table:table-cell>
          <table:table-cell office:value-type="date" office:date-value="1991-02-22T00:00:00" table:style-name="ce2">
            <text:p>22/02/1991</text:p>
          </table:table-cell>
          <table:table-cell office:value-type="string" table:style-name="ce1">
            <text:p>34 anos e 6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952.244-89</text:p>
          </table:table-cell>
          <table:table-cell office:value-type="float" office:value="700003068800409" table:style-name="ce1">
            <text:p>7,00003E+14</text:p>
          </table:table-cell>
          <table:table-cell office:value-type="string" table:style-name="ce1">
            <text:p>(81) 98817-38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rtioga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8.5" table:style-name="ce1">
            <text:p>128,5</text:p>
          </table:table-cell>
          <table:table-cell office:value-type="float" office:value="171" table:style-name="ce1">
            <text:p>171</text:p>
          </table:table-cell>
          <table:table-cell office:value-type="date" office:date-value="2023-07-06T00:00:00" table:style-name="ce2">
            <text:p>06/07/2023</text:p>
          </table:table-cell>
          <table:table-cell office:value-type="string" table:style-name="ce1">
            <text:p>135/80</text:p>
          </table:table-cell>
          <table:table-cell office:value-type="date" office:date-value="2023-07-06T00:00:00" table:style-name="ce2">
            <text:p>06/07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OLIMPIA ALEXANDRIA OLIVEIRA FRAGOSO</text:p>
          </table:table-cell>
          <table:table-cell office:value-type="date" office:date-value="2000-12-07T00:00:00" table:style-name="ce2">
            <text:p>07/12/2000</text:p>
          </table:table-cell>
          <table:table-cell office:value-type="string" table:style-name="ce1">
            <text:p>24 anos e 8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2.640.254-60</text:p>
          </table:table-cell>
          <table:table-cell office:value-type="float" office:value="898005171170357" table:style-name="ce1">
            <text:p>8,98005E+14</text:p>
          </table:table-cell>
          <table:table-cell office:value-type="string" table:style-name="ce1">
            <text:p>(81) 99681-86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da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0" table:style-name="ce1">
            <text:p>110</text:p>
          </table:table-cell>
          <table:table-cell office:value-type="float" office:value="161" table:style-name="ce1">
            <text:p>161</text:p>
          </table:table-cell>
          <table:table-cell office:value-type="date" office:date-value="2024-12-23T00:00:00" table:style-name="ce2">
            <text:p>23/12/2024</text:p>
          </table:table-cell>
          <table:table-cell office:value-type="string" table:style-name="ce1">
            <text:p>100/78</text:p>
          </table:table-cell>
          <table:table-cell office:value-type="date" office:date-value="2024-12-23T00:00:00" table:style-name="ce2">
            <text:p>23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2" table:style-name="ce1">
            <text:p>33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MARIA GOMES DA SILVA</text:p>
          </table:table-cell>
          <table:table-cell office:value-type="date" office:date-value="1987-05-20T00:00:00" table:style-name="ce2">
            <text:p>20/05/1987</text:p>
          </table:table-cell>
          <table:table-cell office:value-type="string" table:style-name="ce1">
            <text:p>38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936.264-60</text:p>
          </table:table-cell>
          <table:table-cell office:value-type="float" office:value="700506983535456" table:style-name="ce1">
            <text:p>7,00507E+14</text:p>
          </table:table-cell>
          <table:table-cell office:value-type="string" table:style-name="ce1">
            <text:p>(81) 99628-99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rmem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5" table:style-name="ce1">
            <text:p>79,5</text:p>
          </table:table-cell>
          <table:table-cell office:value-type="float" office:value="154" table:style-name="ce1">
            <text:p>154</text:p>
          </table:table-cell>
          <table:table-cell office:value-type="date" office:date-value="2017-12-12T00:00:00" table:style-name="ce2">
            <text:p>12/12/2017</text:p>
          </table:table-cell>
          <table:table-cell office:value-type="string" table:style-name="ce1">
            <text:p>110/80</text:p>
          </table:table-cell>
          <table:table-cell office:value-type="date" office:date-value="2017-12-12T00:00:00" table:style-name="ce2">
            <text:p>12/12/2017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MORAES DOS SANTOS</text:p>
          </table:table-cell>
          <table:table-cell office:value-type="date" office:date-value="1998-03-19T00:00:00" table:style-name="ce2">
            <text:p>19/03/1998</text:p>
          </table:table-cell>
          <table:table-cell office:value-type="string" table:style-name="ce1">
            <text:p>27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810.814-29</text:p>
          </table:table-cell>
          <table:table-cell office:value-type="float" office:value="706303148230680" table:style-name="ce1">
            <text:p>7,06303E+14</text:p>
          </table:table-cell>
          <table:table-cell office:value-type="string" table:style-name="ce1">
            <text:p>(81) 98635-07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da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date" office:date-value="2020-11-04T00:00:00" table:style-name="ce2">
            <text:p>04/11/2020</text:p>
          </table:table-cell>
          <table:table-cell office:value-type="string" table:style-name="ce1">
            <text:p>90/60</text:p>
          </table:table-cell>
          <table:table-cell office:value-type="date" office:date-value="2020-11-04T00:00:00" table:style-name="ce2">
            <text:p>04/1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3" table:style-name="ce1">
            <text:p>53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ANA DE FARIAS</text:p>
          </table:table-cell>
          <table:table-cell office:value-type="date" office:date-value="1988-08-30T00:00:00" table:style-name="ce2">
            <text:p>30/08/1988</text:p>
          </table:table-cell>
          <table:table-cell office:value-type="string" table:style-name="ce1">
            <text:p>37 ano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8.512.754-06</text:p>
          </table:table-cell>
          <table:table-cell office:value-type="float" office:value="702806133686468" table:style-name="ce1">
            <text:p>7,02806E+14</text:p>
          </table:table-cell>
          <table:table-cell office:value-type="string" table:style-name="ce1">
            <text:p>(81) 98566-08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da</text:p>
          </table:table-cell>
          <table:table-cell office:value-type="string" table:style-name="ce1">
            <text:p>432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60" table:style-name="ce1">
            <text:p>160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20/70</text:p>
          </table:table-cell>
          <table:table-cell office:value-type="date" office:date-value="2017-04-17T00:00:00" table:style-name="ce2">
            <text:p>17/04/2017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CRISTINA DA SILVA</text:p>
          </table:table-cell>
          <table:table-cell office:value-type="date" office:date-value="1983-10-09T00:00:00" table:style-name="ce2">
            <text:p>09/10/1983</text:p>
          </table:table-cell>
          <table:table-cell office:value-type="string" table:style-name="ce1">
            <text:p>41 anos e 10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6.503.534-59</text:p>
          </table:table-cell>
          <table:table-cell office:value-type="float" office:value="705003031145459" table:style-name="ce1">
            <text:p>7,05003E+14</text:p>
          </table:table-cell>
          <table:table-cell office:value-type="string" table:style-name="ce1">
            <text:p>(81) 8541-28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egina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59" table:style-name="ce1">
            <text:p>159</text:p>
          </table:table-cell>
          <table:table-cell office:value-type="date" office:date-value="2018-02-26T00:00:00" table:style-name="ce2">
            <text:p>26/02/2018</text:p>
          </table:table-cell>
          <table:table-cell office:value-type="string" table:style-name="ce1">
            <text:p>105/75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Habitual</text:p>
          </table:table-cell>
          <table:table-cell office:value-type="float" office:value="431" table:style-name="ce1">
            <text:p>431</text:p>
          </table:table-cell>
          <table:table-cell office:value-type="float" office:value="5" table:style-name="ce1">
            <text:p>5</text:p>
          </table:table-cell>
          <table:table-cell office:value-type="float" office:value="432" table:style-name="ce1">
            <text:p>43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TATIANE DA SILVA FERREIRA</text:p>
          </table:table-cell>
          <table:table-cell office:value-type="date" office:date-value="1991-09-15T00:00:00" table:style-name="ce2">
            <text:p>15/09/1991</text:p>
          </table:table-cell>
          <table:table-cell office:value-type="string" table:style-name="ce1">
            <text:p>33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097.144-13</text:p>
          </table:table-cell>
          <table:table-cell office:value-type="float" office:value="700505323809159" table:style-name="ce1">
            <text:p>7,00505E+14</text:p>
          </table:table-cell>
          <table:table-cell office:value-type="string" table:style-name="ce1">
            <text:p>(81) 98723-15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01-699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egin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" table:style-name="ce1">
            <text:p>70,5</text:p>
          </table:table-cell>
          <table:table-cell office:value-type="float" office:value="164" table:style-name="ce1">
            <text:p>164</text:p>
          </table:table-cell>
          <table:table-cell office:value-type="date" office:date-value="2022-11-30T00:00:00" table:style-name="ce2">
            <text:p>30/11/2022</text:p>
          </table:table-cell>
          <table:table-cell office:value-type="string" table:style-name="ce1">
            <text:p>120/80</text:p>
          </table:table-cell>
          <table:table-cell office:value-type="date" office:date-value="2023-01-03T00:00:00" table:style-name="ce2">
            <text:p>03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UCIA DA SILVA</text:p>
          </table:table-cell>
          <table:table-cell office:value-type="date" office:date-value="1977-04-28T00:00:00" table:style-name="ce2">
            <text:p>28/04/1977</text:p>
          </table:table-cell>
          <table:table-cell office:value-type="string" table:style-name="ce1">
            <text:p>48 anos e 4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4.540.084-07</text:p>
          </table:table-cell>
          <table:table-cell office:value-type="float" office:value="708506336710071" table:style-name="ce1">
            <text:p>7,08506E+14</text:p>
          </table:table-cell>
          <table:table-cell office:value-type="string" table:style-name="ce1">
            <text:p>(81) 98697-15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egina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58" table:style-name="ce1">
            <text:p>158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115/70</text:p>
          </table:table-cell>
          <table:table-cell office:value-type="date" office:date-value="2025-05-26T00:00:00" table:style-name="ce2">
            <text:p>26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1" table:style-name="ce1">
            <text:p>4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SANTOS MOREIRA</text:p>
          </table:table-cell>
          <table:table-cell office:value-type="date" office:date-value="1998-04-11T00:00:00" table:style-name="ce2">
            <text:p>11/04/1998</text:p>
          </table:table-cell>
          <table:table-cell office:value-type="string" table:style-name="ce1">
            <text:p>27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654.574-09</text:p>
          </table:table-cell>
          <table:table-cell office:value-type="float" office:value="704006866422466" table:style-name="ce1">
            <text:p>7,04007E+14</text:p>
          </table:table-cell>
          <table:table-cell office:value-type="string" table:style-name="ce1">
            <text:p>(81) 9304-78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egina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5" table:style-name="ce1">
            <text:p>52,5</text:p>
          </table:table-cell>
          <table:table-cell office:value-type="float" office:value="161" table:style-name="ce1">
            <text:p>161</text:p>
          </table:table-cell>
          <table:table-cell office:value-type="date" office:date-value="2025-01-15T00:00:00" table:style-name="ce2">
            <text:p>15/01/2025</text:p>
          </table:table-cell>
          <table:table-cell office:value-type="string" table:style-name="ce1">
            <text:p>110/80</text:p>
          </table:table-cell>
          <table:table-cell office:value-type="date" office:date-value="2025-01-15T00:00:00" table:style-name="ce2">
            <text:p>15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UDILENE MARCELINO DOS SANTOS</text:p>
          </table:table-cell>
          <table:table-cell office:value-type="date" office:date-value="1991-01-03T00:00:00" table:style-name="ce2">
            <text:p>03/01/1991</text:p>
          </table:table-cell>
          <table:table-cell office:value-type="string" table:style-name="ce1">
            <text:p>34 anos e 7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702.754-60</text:p>
          </table:table-cell>
          <table:table-cell office:value-type="float" office:value="703409269702915" table:style-name="ce1">
            <text:p>7,03409E+14</text:p>
          </table:table-cell>
          <table:table-cell office:value-type="string" table:style-name="ce1">
            <text:p>(81) 99178-10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maro luis de carvalh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40/9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7" table:style-name="ce1">
            <text:p>25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YANE NUNES DA CUNHA</text:p>
          </table:table-cell>
          <table:table-cell office:value-type="date" office:date-value="2001-05-29T00:00:00" table:style-name="ce2">
            <text:p>29/05/2001</text:p>
          </table:table-cell>
          <table:table-cell office:value-type="string" table:style-name="ce1">
            <text:p>24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208240657988" table:style-name="ce1">
            <text:p>7,04208E+14</text:p>
          </table:table-cell>
          <table:table-cell office:value-type="string" table:style-name="ce1">
            <text:p>(81) 98881-00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Regin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7" table:style-name="ce1">
            <text:p>62,7</text:p>
          </table:table-cell>
          <table:table-cell office:value-type="float" office:value="168" table:style-name="ce1">
            <text:p>168</text:p>
          </table:table-cell>
          <table:table-cell office:value-type="date" office:date-value="2024-08-06T00:00:00" table:style-name="ce2">
            <text:p>06/08/2024</text:p>
          </table:table-cell>
          <table:table-cell office:value-type="string" table:style-name="ce1">
            <text:p>10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8:52Z</meta:creation-date>
    <dc:date>2025-09-16T19:48:52Z</dc:date>
  </office:meta>
</office:document-meta>
</file>